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dicadores" style:family="table">
      <style:table-properties style:width="17.013cm" fo:margin-left="0cm" table:align="left"/>
    </style:style>
    <style:style style:name="Indicadores.A" style:family="table-column">
      <style:table-column-properties style:column-width="3.889cm"/>
    </style:style>
    <style:style style:name="Indicadores.B" style:family="table-column">
      <style:table-column-properties style:column-width="4.022cm"/>
    </style:style>
    <style:style style:name="Indicadores.C" style:family="table-column">
      <style:table-column-properties style:column-width="9.102cm"/>
    </style:style>
    <style:style style:name="Indicadores.1" style:family="table-row">
      <style:table-row-properties fo:background-color="transparent">
        <style:background-image/>
      </style:table-row-properties>
    </style:style>
    <style:style style:name="Indicadores.A1" style:family="table-cell">
      <style:table-cell-properties fo:padding="0.097cm" fo:border-left="0.05pt solid #000000" fo:border-right="none" fo:border-top="0.05pt solid #000000" fo:border-bottom="0.05pt solid #000000"/>
    </style:style>
    <style:style style:name="Indicadores.C1" style:family="table-cell">
      <style:table-cell-properties fo:padding="0.097cm" fo:border="0.05pt solid #000000"/>
    </style:style>
    <style:style style:name="Indicador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dicador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909b8" officeooo:paragraph-rsid="001909b8"/>
    </style:style>
    <style:style style:name="P3" style:family="paragraph" style:parent-style-name="Text_20_body">
      <style:paragraph-properties fo:text-align="start" style:justify-single-word="false"/>
      <style:text-properties officeooo:rsid="0024c698" officeooo:paragraph-rsid="0024c698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3d8ec" officeooo:paragraph-rsid="00279c79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officeooo:rsid="00168def" officeooo:paragraph-rsid="00279c79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20e771" officeooo:paragraph-rsid="0020e771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0e771" officeooo:paragraph-rsid="00279c79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0e771" officeooo:paragraph-rsid="00279c7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79c79" officeooo:paragraph-rsid="00279c7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24291" officeooo:paragraph-rsid="00279c79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officeooo:rsid="001c7211" officeooo:paragraph-rsid="001c7211"/>
    </style:style>
    <style:style style:name="P13" style:family="paragraph" style:parent-style-name="Text_20_body">
      <style:paragraph-properties fo:text-align="start" style:justify-single-word="false"/>
      <style:text-properties officeooo:rsid="002a7bd3" officeooo:paragraph-rsid="002a7bd3"/>
    </style:style>
    <style:style style:name="P14" style:family="paragraph" style:parent-style-name="Heading_20_2">
      <style:paragraph-properties fo:text-align="center" style:justify-single-word="false"/>
      <style:text-properties officeooo:paragraph-rsid="001909b8"/>
    </style:style>
    <style:style style:name="T1" style:family="text">
      <style:text-properties officeooo:rsid="001909b8"/>
    </style:style>
    <style:style style:name="T2" style:family="text">
      <style:text-properties officeooo:rsid="001dc0e7"/>
    </style:style>
    <style:style style:name="T3" style:family="text">
      <style:text-properties officeooo:rsid="001e2a0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.5pt" style:font-size-asian="8.5pt" style:font-size-complex="8.5pt"/>
    </style:style>
    <style:style style:name="T6" style:family="text">
      <style:text-properties officeooo:rsid="000b7694"/>
    </style:style>
    <style:style style:name="T7" style:family="text">
      <style:text-properties officeooo:rsid="000bac3d"/>
    </style:style>
    <style:style style:name="T8" style:family="text">
      <style:text-properties officeooo:rsid="001095d8"/>
    </style:style>
    <style:style style:name="T9" style:family="text">
      <style:text-properties officeooo:rsid="000dae9f"/>
    </style:style>
    <style:style style:name="T10" style:family="text">
      <style:text-properties officeooo:rsid="0019bc32"/>
    </style:style>
    <style:style style:name="T11" style:family="text">
      <style:text-properties officeooo:rsid="001a0ee1"/>
    </style:style>
    <style:style style:name="T12" style:family="text">
      <style:text-properties officeooo:rsid="00152929"/>
    </style:style>
    <style:style style:name="T13" style:family="text">
      <style:text-properties officeooo:rsid="00168def"/>
    </style:style>
    <style:style style:name="T14" style:family="text">
      <style:text-properties officeooo:rsid="0017a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1">G</text:span>estión de incide<text:span text:style-name="T3">ncias</text:span> 112 Galicia</text:h>
      <text:p text:style-name="P1"><text:span text:style-name="T1">IN - </text:span>Propuesta <text:span text:style-name="T1">de </text:span>trabajo académicamente dirigido</text:p>
      <text:p text:style-name="P1"/>
      <text:p text:style-name="P2">Cada día se producen en Galicia cientos de incide<text:span text:style-name="T3">ncias</text:span> que son atendid<text:span text:style-name="T3">a</text:span>s por el servicio 112 a través de la Agencia Gallega de Emergencias (AXEGA). Est<text:span text:style-name="T3">as incidencias son notificadas a través de llamadas de emergencia al 112, desde donde se atienden las llamadas, se gestionan las emergencias y se alerta y moviliza a los medios necesarios (protección civil, salvamento marítimo, urgencias médicas...).</text:span></text:p>
      <text:p text:style-name="P12">En este contexto <text:span text:style-name="T2">es necesaria una buena gestión de los tiempos (de atención, movilización de medios...), la información recibida y los recursos disponibles. Por lo tanto, se propone realizar un proyecto de inteligencia de negocio que permita mejorar la calidad del servicio en términos de rapidez y eficiencia.</text:span></text:p>
      <text:p text:style-name="P13">En la tabla que se muestra a continuación se resumen los objectivos de negocio, factores críticos de éxito e indicadores resultantes para este problema:</text:p>
      <table:table table:name="Indicadores" table:style-name="Indicadores">
        <table:table-column table:style-name="Indicadores.A"/>
        <table:table-column table:style-name="Indicadores.B"/>
        <table:table-column table:style-name="Indicadores.C"/>
        <table:table-row table:style-name="Indicadores.1">
          <table:table-cell table:style-name="Indicadores.A1" office:value-type="string">
            <text:p text:style-name="P6">Obj. de negocio</text:p>
          </table:table-cell>
          <table:table-cell table:style-name="Indicadores.A1" office:value-type="string">
            <text:p text:style-name="P6">Fac. críticos de éxito</text:p>
          </table:table-cell>
          <table:table-cell table:style-name="Indicadores.C1" office:value-type="string">
            <text:p text:style-name="P6">Indicadores</text:p>
          </table:table-cell>
        </table:table-row>
        <table:table-row>
          <table:table-cell table:style-name="Indicadores.A2" table:number-rows-spanned="5" office:value-type="string">
            <text:p text:style-name="P7"><text:span text:style-name="T6">Aumentar el número de incidencias atendidas</text:span>.</text:p>
          </table:table-cell>
          <table:table-cell table:style-name="Indicadores.A2" table:number-rows-spanned="2" office:value-type="string">
            <text:p text:style-name="P9">Reducir el tiempo en contestar a una llamada.</text:p>
          </table:table-cell>
          <table:table-cell table:style-name="Indicadores.C2" office:value-type="string">
            <text:p text:style-name="P4">Las llamadas se contestan en menos de 10 segundos en más de un 95% de los casos.</text:p>
          </table:table-cell>
        </table:table-row>
        <table:table-row>
          <table:covered-table-cell/>
          <table:covered-table-cell/>
          <table:table-cell table:style-name="Indicadores.C2" office:value-type="string">
            <text:p text:style-name="P4">Las llamadas se contestan en más de <text:span text:style-name="T10">3</text:span> <text:span text:style-name="T11">minutos</text:span> en más de un 5% de los casos.</text:p>
          </table:table-cell>
        </table:table-row>
        <table:table-row>
          <table:covered-table-cell/>
          <table:table-cell table:style-name="Indicadores.A2" table:number-rows-spanned="2" office:value-type="string">
            <text:p text:style-name="P7"><text:span text:style-name="T9">Reducir el tiempo en catalogar una llamada*</text:span>.</text:p>
          </table:table-cell>
          <table:table-cell table:style-name="Indicadores.C2" office:value-type="string">
            <text:p text:style-name="P8"><text:span text:style-name="T12">Las llamadas se catalogan en menos de 1 minuto en más del 85% de los casos</text:span>.</text:p>
          </table:table-cell>
        </table:table-row>
        <table:table-row>
          <table:covered-table-cell/>
          <table:covered-table-cell/>
          <table:table-cell table:style-name="Indicadores.C2" office:value-type="string">
            <text:p text:style-name="P8"><text:span text:style-name="T12">Las llamadas se catalogan en más de 5 minutos en más del 15% de los casos</text:span>.</text:p>
          </table:table-cell>
        </table:table-row>
        <table:table-row>
          <table:covered-table-cell/>
          <table:table-cell table:style-name="Indicadores.A2" office:value-type="string">
            <text:p text:style-name="P7"><text:span text:style-name="T9">Reducir el tiempo entre la aparición de una incidencia y su resolución</text:span>.</text:p>
          </table:table-cell>
          <table:table-cell table:style-name="Indicadores.C2" office:value-type="string">
            <text:p text:style-name="P8"><text:span text:style-name="T12">Reducción del tiempo medio de resolución de incidencias del 10%</text:span>.</text:p>
          </table:table-cell>
        </table:table-row>
        <table:table-row>
          <table:table-cell table:style-name="Indicadores.A2" table:number-rows-spanned="3" office:value-type="string">
            <text:p text:style-name="P7"><text:span text:style-name="T7">Mejorar la gestión en caso de emergencias catastróficas</text:span>. </text:p>
          </table:table-cell>
          <table:table-cell table:style-name="Indicadores.A2" table:number-rows-spanned="2" office:value-type="string">
            <text:p text:style-name="P7"><text:span text:style-name="T8">Disminuir el número de emergencias</text:span>.</text:p>
          </table:table-cell>
          <table:table-cell table:style-name="Indicadores.C2" office:value-type="string">
            <text:p text:style-name="P8"><text:span text:style-name="T13">Aumento del número de simulacros realizados en la comunidad autónoma en un 5%</text:span>.</text:p>
          </table:table-cell>
        </table:table-row>
        <table:table-row>
          <table:covered-table-cell/>
          <table:covered-table-cell/>
          <table:table-cell table:style-name="Indicadores.C2" office:value-type="string">
            <text:p text:style-name="P5">Aumento del número de campañas de información realizadas en la comunidad autónoma en un 3%.</text:p>
          </table:table-cell>
        </table:table-row>
        <table:table-row>
          <table:covered-table-cell/>
          <table:table-cell table:style-name="Indicadores.A2" office:value-type="string">
            <text:p text:style-name="P10">Detectar posibles situaciones de emergencia.</text:p>
          </table:table-cell>
          <table:table-cell table:style-name="Indicadores.C2" office:value-type="string">
            <text:p text:style-name="P11"><text:span text:style-name="T14">Ratio de situaciones de emergencia previstas vs. emergencias reales superior al 70%</text:span>.</text:p>
          </table:table-cell>
        </table:table-row>
      </table:table>
      <text:p text:style-name="P3"><text:span text:style-name="T4">*</text:span><text:span text:style-name="T5">Las llamadas se catalogan en llamadas atendidas (emergencias reales) y “no procedentes” (llamadas sin audio, de prueba, de broma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31:47.538660919</meta:creation-date>
    <dc:date>2017-11-05T23:50:24.190339045</dc:date>
    <meta:editing-duration>PT1H9M23S</meta:editing-duration>
    <meta:editing-cycles>12</meta:editing-cycles>
    <meta:generator>LibreOffice/4.3.3.2$Linux_X86_64 LibreOffice_project/430m0$Build-2</meta:generator>
    <meta:document-statistic meta:table-count="1" meta:image-count="0" meta:object-count="0" meta:page-count="1" meta:paragraph-count="24" meta:word-count="340" meta:character-count="2089" meta:non-whitespace-character-count="1772"/>
  </office:meta>
</office:document-meta>
</file>